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b3b3b3" draw:fill-gradient-name="Gradient_20_1" draw:opacity-name="Transparency_20_3" draw:textarea-horizontal-align="center" draw:textarea-vertical-align="middle" draw:shadow="visible"/>
    </style:style>
    <style:style style:name="gr2" style:family="graphic" style:parent-style-name="objectwithoutfill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 draw:shadow="visib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draw:marker-start-width="0.35cm" draw:marker-end-width="0.35cm" draw:fill="solid" draw:fill-color="#c5000b" draw:textarea-horizontal-align="center" draw:textarea-vertical-align="middle" fo:padding-top="0.175cm" fo:padding-bottom="0.175cm" fo:padding-left="0.3cm" fo:padding-right="0.3cm" draw:shadow="visible"/>
    </style:style>
    <style:style style:name="co1" style:family="table-column">
      <style:table-column-properties style:column-width="1.6cm" style:use-optimal-column-width="false"/>
    </style:style>
    <style:style style:name="co2" style:family="table-column">
      <style:table-column-properties style:column-width="1.601cm" style:use-optimal-column-width="false"/>
    </style:style>
    <style:style style:name="ro1" style:family="table-row">
      <style:table-row-properties style:row-height="1.6cm"/>
    </style:style>
    <style:style style:name="ro2" style:family="table-row">
      <style:table-row-properties style:row-height="1.602cm"/>
    </style:style>
    <style:style style:name="ce1" style:family="table-cell">
      <style:graphic-properties draw:fill="none" draw:fill-color="#c0c0c0" draw:fill-gradient-name="Gradient_20_1" style:repeat="repeat"/>
      <style:paragraph-properties fo:border="0.001cm solid #999999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path draw:style-name="gr1" draw:text-style-name="P1" draw:layer="layout" svg:width="12.498cm" svg:height="13.059cm" svg:x="3.001cm" svg:y="6.439cm" svg:viewBox="0 0 12499 13060" svg:d="m497 12509c-275-51-497-320-497-596 0-3833 0-7667 0-11500 0-276 222-455 497-404 3809 706 7686 735 11505 76 275-48 497 134 497 410 0 3833 0 7667 0 11500 0 276-222 542-497 590-3819 662-7696 630-11505-76z">
          <text:p/>
        </draw:path>
        <draw:g>
          <draw:rect draw:style-name="gr2" draw:text-style-name="P1" draw:layer="layout" svg:width="8cm" svg:height="8cm" svg:x="5.301cm" svg:y="9.118cm">
            <text:p/>
          </draw:rect>
          <draw:frame draw:style-name="standard" draw:layer="layout" svg:width="8cm" svg:height="8.001cm" svg:x="5.301cm" svg:y="9.118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g>
            <draw:custom-shape draw:style-name="gr3" draw:text-style-name="P1" draw:layer="layout" svg:width="6.229cm" svg:height="7.051cm" svg:x="6.201cm" svg:y="9.619cm">
              <text:p/>
              <draw:enhanced-geometry svg:viewBox="0 0 21600 21600" draw:text-areas="0 0 21600 21600" draw:type="quad-arrow" draw:modifiers="7559.20429428481 9759.89895800442 4148.86201314161" draw:enhanced-path="M 0 10800 L ?f0 ?f1 ?f0 ?f2 ?f2 ?f2 ?f2 ?f0 ?f1 ?f0 10800 0 ?f3 ?f0 ?f4 ?f0 ?f4 ?f2 ?f5 ?f2 ?f5 ?f1 21600 10800 ?f5 ?f3 ?f5 ?f4 ?f4 ?f4 ?f4 ?f5 ?f3 ?f5 10800 21600 ?f1 ?f5 ?f2 ?f5 ?f2 ?f4 ?f0 ?f4 ?f0 ?f3 Z N">
                <draw:equation draw:name="f0" draw:formula="$2 "/>
                <draw:equation draw:name="f1" draw:formula="$0 "/>
                <draw:equation draw:name="f2" draw:formula="$1 "/>
                <draw:equation draw:name="f3" draw:formula="21600-$0 "/>
                <draw:equation draw:name="f4" draw:formula="21600-$1 "/>
                <draw:equation draw:name="f5" draw:formula="21600-$2 "/>
                <draw:handle draw:handle-position="$1 $2" draw:handle-range-x-minimum="$0" draw:handle-range-x-maximum="10800" draw:handle-range-y-minimum="0" draw:handle-range-y-maximum="$0"/>
                <draw:handle draw:handle-position="$0 top" draw:handle-range-x-minimum="$2" draw:handle-range-x-maximum="$1"/>
              </draw:enhanced-geometry>
            </draw:custom-shape>
            <draw:custom-shape draw:style-name="gr3" draw:text-style-name="P1" draw:layer="layout" svg:width="8.356cm" svg:height="8.626cm" draw:transform="rotate (-0.785398163398487) translate (9.346cm 7.165cm)">
              <text:p/>
              <draw:enhanced-geometry svg:viewBox="0 0 21600 21600" draw:text-areas="0 0 21600 21600" draw:type="quad-arrow" draw:modifiers="8355.69823434992 10411.6853932584 3461.14577424844" draw:enhanced-path="M 0 10800 L ?f0 ?f1 ?f0 ?f2 ?f2 ?f2 ?f2 ?f0 ?f1 ?f0 10800 0 ?f3 ?f0 ?f4 ?f0 ?f4 ?f2 ?f5 ?f2 ?f5 ?f1 21600 10800 ?f5 ?f3 ?f5 ?f4 ?f4 ?f4 ?f4 ?f5 ?f3 ?f5 10800 21600 ?f1 ?f5 ?f2 ?f5 ?f2 ?f4 ?f0 ?f4 ?f0 ?f3 Z N">
                <draw:equation draw:name="f0" draw:formula="$2 "/>
                <draw:equation draw:name="f1" draw:formula="$0 "/>
                <draw:equation draw:name="f2" draw:formula="$1 "/>
                <draw:equation draw:name="f3" draw:formula="21600-$0 "/>
                <draw:equation draw:name="f4" draw:formula="21600-$1 "/>
                <draw:equation draw:name="f5" draw:formula="21600-$2 "/>
                <draw:handle draw:handle-position="$1 $2" draw:handle-range-x-minimum="$0" draw:handle-range-x-maximum="10800" draw:handle-range-y-minimum="0" draw:handle-range-y-maximum="$0"/>
                <draw:handle draw:handle-position="$0 top" draw:handle-range-x-minimum="$2" draw:handle-range-x-maximum="$1"/>
              </draw:enhanced-geometry>
            </draw:custom-shape>
          </draw:g>
          <draw:path draw:style-name="gr4" draw:text-style-name="P1" draw:layer="layout" svg:width="2.499cm" svg:height="2.499cm" svg:x="8.101cm" svg:y="11.894cm" svg:viewBox="0 0 2500 2500" svg:d="m500 2500c-276 0-500-224-500-500 0-500 0-1000 0-1500 0-276 224-500 500-500 500 0 1000 0 1500 0 276 0 500 224 500 500 0 500 0 1000 0 1500 0 276-224 500-500 500-500 0-1000 0-1500 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opacity draw:name="Transparency_20_3" draw:display-name="Transparency 3" draw:style="linear" draw:start="100%" draw:end="0%" draw:angle="142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4-02-05T12:08:16.04</meta:creation-date>
    <dc:date>2014-02-05T12:25:07.71</dc:date>
    <dc:creator>Manuel Navarro Pérez</dc:creator>
    <meta:editing-duration>PT1M1S</meta:editing-duration>
    <meta:editing-cycles>1</meta:editing-cycles>
    <meta:document-statistic meta:object-count="8"/>
    <meta:generator>OpenOffice.org/3.3$Win32 OpenOffice.org_project/330m20$Build-9567</meta:generator>
  </office:meta>
</office:document-meta>
</file>